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0cc" officeooo:paragraph-rsid="00059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3:29:43.286220355</meta:creation-date>
    <dc:date>2019-12-30T23:29:58.139573817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8.2$Linux_X86_64 LibreOffice_project/20$Build-2</meta:generator>
  </office:meta>
</office:document-meta>
</file>